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ource Sans Pro" svg:font-family="'Source Sans Pro', Helvetica, Arial, sans-serif, 'Hiragino Kaku Gothic Pro', Meiryo, 'Hiragino Sans GB W3', 'Noto Naskh Arabic', 'Droid Arabic Naskh', 'Geeza Pro', 'Simplified Arabic', 'Noto Sans Thai', Thonburi, Dokchampa, 'Droid Sans Thai', 'Droid Sans Fallback', apple-system, .SFNSDisplay-Regular, 'Heiti SC', 'Microsoft Yahei', 'Segoe UI'"/>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3.447cm"/>
    </style:style>
    <style:style style:name="Table1.B" style:family="table-column">
      <style:table-column-properties style:column-width="13.554cm"/>
    </style:style>
    <style:style style:name="Table1.A1" style:family="table-cell">
      <style:table-cell-properties style:vertical-align="middle" fo:padding="0.049cm" fo:border="none"/>
    </style:style>
    <style:style style:name="Table6" style:family="table">
      <style:table-properties style:width="17cm" table:align="left"/>
    </style:style>
    <style:style style:name="Table6.A" style:family="table-column">
      <style:table-column-properties style:column-width="3.411cm"/>
    </style:style>
    <style:style style:name="Table6.B" style:family="table-column">
      <style:table-column-properties style:column-width="13.589cm"/>
    </style:style>
    <style:style style:name="Table6.A1" style:family="table-cell">
      <style:table-cell-properties style:vertical-align="middle" fo:padding="0.049cm" fo:border="none"/>
    </style:style>
    <style:style style:name="Table2" style:family="table">
      <style:table-properties style:width="17cm" table:align="left"/>
    </style:style>
    <style:style style:name="Table2.A" style:family="table-column">
      <style:table-column-properties style:column-width="3.411cm"/>
    </style:style>
    <style:style style:name="Table2.B" style:family="table-column">
      <style:table-column-properties style:column-width="13.589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3.366cm"/>
    </style:style>
    <style:style style:name="Table3.B" style:family="table-column">
      <style:table-column-properties style:column-width="13.635cm"/>
    </style:style>
    <style:style style:name="Table3.A1" style:family="table-cell">
      <style:table-cell-properties style:vertical-align="middle" fo:padding="0.049cm" fo:border="none"/>
    </style:style>
    <style:style style:name="Table4" style:family="table">
      <style:table-properties style:width="17cm" table:align="left"/>
    </style:style>
    <style:style style:name="Table4.A" style:family="table-column">
      <style:table-column-properties style:column-width="3.366cm"/>
    </style:style>
    <style:style style:name="Table4.B" style:family="table-column">
      <style:table-column-properties style:column-width="13.635cm"/>
    </style:style>
    <style:style style:name="Table4.A1" style:family="table-cell">
      <style:table-cell-properties style:vertical-align="middle" fo:padding="0.049cm" fo:border="none"/>
    </style:style>
    <style:style style:name="Table7" style:family="table">
      <style:table-properties style:width="17cm" table:align="left"/>
    </style:style>
    <style:style style:name="Table7.A" style:family="table-column">
      <style:table-column-properties style:column-width="3.337cm"/>
    </style:style>
    <style:style style:name="Table7.B" style:family="table-column">
      <style:table-column-properties style:column-width="13.663cm"/>
    </style:style>
    <style:style style:name="Table7.A1" style:family="table-cell">
      <style:table-cell-properties style:vertical-align="middle" fo:padding="0.049cm" fo:border="none"/>
    </style:style>
    <style:style style:name="Table8" style:family="table">
      <style:table-properties style:width="17cm" table:align="left"/>
    </style:style>
    <style:style style:name="Table8.A" style:family="table-column">
      <style:table-column-properties style:column-width="3.42cm"/>
    </style:style>
    <style:style style:name="Table8.B" style:family="table-column">
      <style:table-column-properties style:column-width="13.58cm"/>
    </style:style>
    <style:style style:name="Table8.A1" style:family="table-cell">
      <style:table-cell-properties style:vertical-align="middle" fo:padding="0.049cm" fo:border="none"/>
    </style:style>
    <style:style style:name="Table13" style:family="table">
      <style:table-properties style:width="17cm" table:align="left"/>
    </style:style>
    <style:style style:name="Table13.A" style:family="table-column">
      <style:table-column-properties style:column-width="8.442cm"/>
    </style:style>
    <style:style style:name="Table13.B" style:family="table-column">
      <style:table-column-properties style:column-width="8.558cm"/>
    </style:style>
    <style:style style:name="Table13.A1" style:family="table-cell">
      <style:table-cell-properties style:vertical-align="middle" fo:padding="0.049cm" fo:border="none"/>
    </style:style>
    <style:style style:name="Table13.B1" style:family="table-cell">
      <style:table-cell-properties style:vertical-align="middle" fo:background-color="transparent" fo:padding="0.049cm" fo:border="none">
        <style:background-image/>
      </style:table-cell-properties>
    </style:style>
    <style:style style:name="Table14" style:family="table">
      <style:table-properties style:width="17cm" table:align="left"/>
    </style:style>
    <style:style style:name="Table14.A" style:family="table-column">
      <style:table-column-properties style:column-width="3.413cm"/>
    </style:style>
    <style:style style:name="Table14.B" style:family="table-column">
      <style:table-column-properties style:column-width="13.587cm"/>
    </style:style>
    <style:style style:name="Table14.A1" style:family="table-cell">
      <style:table-cell-properties style:vertical-align="middle" fo:padding="0.049cm" fo:border="none"/>
    </style:style>
    <style:style style:name="P1" style:family="paragraph" style:parent-style-name="Table_20_Contents">
      <style:paragraph-properties fo:margin-top="0cm" fo:margin-bottom="0cm" loext:contextual-spacing="false" fo:line-height="120%" style:writing-mode="lr-tb"/>
    </style:style>
    <style:style style:name="P2" style:family="paragraph" style:parent-style-name="Table_20_Contents">
      <style:paragraph-properties fo:margin-top="0cm" fo:margin-bottom="0cm" loext:contextual-spacing="false" fo:line-height="120%" style:writing-mode="lr-tb"/>
      <style:text-properties officeooo:rsid="001cd113" officeooo:paragraph-rsid="001cd113"/>
    </style:style>
    <style:style style:name="P3" style:family="paragraph" style:parent-style-name="Text_20_body">
      <style:text-properties style:font-name="Bitstream Charter" fo:font-size="12pt" style:font-size-asian="12pt" style:font-size-complex="12pt"/>
    </style:style>
    <style:style style:name="P4" style:family="paragraph" style:parent-style-name="Text_20_body" style:list-style-name="L1">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officeooo:rsid="002a2ca3" officeooo:paragraph-rsid="002a2ca3" style:text-blinking="false" fo:background-color="transparent" style:font-size-asian="12pt" style:font-size-complex="12pt"/>
    </style:style>
    <style:style style:name="P5" style:family="paragraph" style:parent-style-name="Text_20_body" style:list-style-name="L1">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officeooo:rsid="002c2983" officeooo:paragraph-rsid="002c2983" style:text-blinking="false" fo:background-color="transparent" style:font-size-asian="12pt" style:font-size-complex="12pt"/>
    </style:style>
    <style:style style:name="P6" style:family="paragraph" style:parent-style-name="Text_20_body" style:list-style-name="L1">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officeooo:rsid="002c2983" officeooo:paragraph-rsid="002c9457" style:text-blinking="false" fo:background-color="transparent" style:font-size-asian="12pt" style:font-size-complex="12pt"/>
    </style:style>
    <style:style style:name="P7" style:family="paragraph" style:parent-style-name="Text_20_body">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8" style:family="paragraph" style:parent-style-name="Text_20_body" style:list-style-name="L1">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9" style:family="paragraph" style:parent-style-name="Text_20_body" style:list-style-name="L2">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10" style:family="paragraph" style:parent-style-name="Text_20_body" style:list-style-name="L3">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11" style:family="paragraph" style:parent-style-name="Text_20_body" style:list-style-name="L2">
      <style:paragraph-properties fo:margin-left="0cm" fo:margin-right="0cm" fo:margin-top="0cm" fo:margin-bottom="0.15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12" style:family="paragraph" style:parent-style-name="Text_20_body" style:list-style-name="L3">
      <style:paragraph-properties fo:margin-left="0cm" fo:margin-right="0cm" fo:margin-top="0cm" fo:margin-bottom="0.15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13"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bold" style:text-blinking="false" fo:background-color="transparent" style:font-size-asian="12pt" style:font-size-complex="12pt"/>
    </style:style>
    <style:style style:name="P14" style:family="paragraph" style:parent-style-name="Text_20_body">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15" style:family="paragraph" style:parent-style-name="Text_20_body">
      <style:paragraph-properties fo:margin-top="0cm" fo:margin-bottom="0cm" loext:contextual-spacing="false" fo:line-height="120%" fo:text-align="start" style:justify-single-word="false" style:writing-mode="lr-tb"/>
      <style:text-properties fo:font-variant="normal" fo:text-transform="none" fo:color="#000000" style:text-line-through-style="none" style:text-line-through-type="none" style:font-name="Bitstream Charter" fo:font-size="12pt" fo:letter-spacing="normal" fo:font-style="normal" style:text-underline-style="none" fo:font-weight="normal" officeooo:paragraph-rsid="0032daec" style:text-blinking="false" fo:background-color="transparent" style:font-size-asian="12pt" style:font-size-complex="12pt"/>
    </style:style>
    <style:style style:name="P16" style:family="paragraph" style:parent-style-name="Text_20_body">
      <style:paragraph-properties fo:margin-top="0cm" fo:margin-bottom="0cm" loext:contextual-spacing="false" fo:line-height="120%" fo:text-align="justify" style:justify-single-word="false" style:writing-mode="lr-tb"/>
      <style:text-properties style:font-name="Bitstream Charter" fo:font-size="12pt" style:font-size-asian="12pt" style:font-size-complex="12pt"/>
    </style:style>
    <style:style style:name="P17" style:family="paragraph" style:parent-style-name="Text_20_body">
      <style:paragraph-properties fo:margin-top="0cm" fo:margin-bottom="0cm" loext:contextual-spacing="false" fo:line-height="120%" fo:text-align="justify" style:justify-single-word="false" style:writing-mode="lr-tb"/>
      <style:text-properties style:font-name="Bitstream Charter"/>
    </style:style>
    <style:style style:name="P18" style:family="paragraph" style:parent-style-name="Text_20_body">
      <style:paragraph-properties fo:margin-top="0cm" fo:margin-bottom="0cm" loext:contextual-spacing="false" fo:line-height="120%" fo:text-align="justify" style:justify-single-word="false" fo:padding-left="0cm" fo:padding-right="0cm" fo:padding-top="0cm" fo:padding-bottom="0.049cm" fo:border-left="none" fo:border-right="none" fo:border-top="none" fo:border-bottom="0.74pt solid #000000" style:writing-mode="lr-tb"/>
      <style:text-properties style:font-name="Bitstream Charter" fo:font-size="12pt" style:font-size-asian="12pt" style:font-size-complex="12pt"/>
    </style:style>
    <style:style style:name="P19" style:family="paragraph" style:parent-style-name="Text_20_body">
      <style:paragraph-properties fo:margin-top="0.319cm" fo:margin-bottom="0.21cm" loext:contextual-spacing="false" fo:line-height="120%" fo:padding-left="0cm" fo:padding-right="0cm" fo:padding-top="0.049cm" fo:padding-bottom="0cm" fo:border-left="none" fo:border-right="none" fo:border-top="0.51pt solid #000000" fo:border-bottom="none" style:writing-mode="lr-tb"/>
      <style:text-properties fo:font-variant="normal" fo:text-transform="none" fo:color="#000000" style:text-line-through-style="none" style:text-line-through-type="none" style:font-name="Bitstream Charter" fo:font-size="12pt" fo:font-style="normal" style:text-underline-style="none" fo:font-weight="bold" style:text-blinking="false" fo:background-color="transparent" style:font-size-asian="12pt" style:font-size-complex="12pt"/>
    </style:style>
    <style:style style:name="P20" style:family="paragraph" style:parent-style-name="Text_20_body">
      <style:paragraph-properties fo:margin-top="0.318cm" fo:margin-bottom="0.212cm" loext:contextual-spacing="false" fo:line-height="120%" fo:padding-left="0cm" fo:padding-right="0cm" fo:padding-top="0.049cm" fo:padding-bottom="0cm" fo:border-left="none" fo:border-right="none" fo:border-top="0.51pt solid #000000" fo:border-bottom="none" style:writing-mode="lr-tb"/>
      <style:text-properties fo:font-variant="normal" fo:text-transform="none" fo:color="#000000" style:text-line-through-style="none" style:text-line-through-type="none" style:font-name="Bitstream Charter" fo:font-size="12pt" fo:font-style="normal" style:text-underline-style="none" fo:font-weight="bold" style:text-blinking="false" fo:background-color="transparent" style:font-size-asian="12pt" style:font-size-complex="12pt"/>
    </style:style>
    <style:style style:name="P21" style:family="paragraph" style:parent-style-name="Text_20_body">
      <style:paragraph-properties fo:margin-top="0cm" fo:margin-bottom="0.21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bold" style:text-blinking="false" fo:background-color="transparent" style:font-size-asian="12pt" style:font-size-complex="12pt"/>
    </style:style>
    <style:style style:name="P22" style:family="paragraph" style:parent-style-name="Table_20_Contents" style:list-style-name="L4">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23" style:family="paragraph" style:parent-style-name="Table_20_Contents" style:list-style-name="L5">
      <style:paragraph-properties fo:margin-left="0cm" fo:margin-right="0cm" fo:margin-top="0cm" fo:margin-bottom="0cm" loext:contextual-spacing="false" fo:line-height="120%" fo:text-align="justify" style:justify-single-word="false" fo:text-indent="0cm" style:auto-text-indent="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24"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25"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normal" officeooo:paragraph-rsid="002fa7c0" style:text-blinking="false" fo:background-color="transparent" style:font-size-asian="12pt" style:font-size-complex="12pt"/>
    </style:style>
    <style:style style:name="P26"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normal" officeooo:paragraph-rsid="003d1be4" style:text-blinking="false" fo:background-color="transparent" style:font-size-asian="12pt" style:font-size-complex="12pt"/>
    </style:style>
    <style:style style:name="P27"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normal" officeooo:paragraph-rsid="0021090f" style:text-blinking="false" fo:background-color="transparent" style:font-size-asian="12pt" style:font-size-complex="12pt"/>
    </style:style>
    <style:style style:name="P28" style:family="paragraph" style:parent-style-name="Table_20_Contents">
      <style:paragraph-properties fo:margin-top="0cm" fo:margin-bottom="0cm" loext:contextual-spacing="false" fo:line-height="120%" fo:text-align="justify" style:justify-single-word="false" style:writing-mode="lr-tb"/>
      <style:text-properties fo:font-variant="normal" fo:text-transform="none" fo:color="#000000" style:text-line-through-style="none" style:text-line-through-type="none" style:font-name="Bitstream Charter" fo:font-size="12pt" fo:font-style="normal" style:text-underline-style="none" fo:font-weight="normal" style:text-blinking="false" fo:background-color="transparent" style:font-size-asian="12pt" style:font-size-complex="12pt"/>
    </style:style>
    <style:style style:name="P29"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normal" officeooo:rsid="001cd113" officeooo:paragraph-rsid="001cd113" style:text-blinking="false" fo:background-color="transparent" style:font-size-asian="12pt" style:font-size-complex="12pt"/>
    </style:style>
    <style:style style:name="P30"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normal" officeooo:rsid="002f7e1b" style:text-blinking="false" fo:background-color="transparent" style:font-size-asian="12pt" style:font-size-complex="12pt"/>
    </style:style>
    <style:style style:name="P31"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normal" officeooo:rsid="002f7e1b" officeooo:paragraph-rsid="003d1be4" style:text-blinking="false" fo:background-color="transparent" style:font-size-asian="12pt" style:font-size-complex="12pt"/>
    </style:style>
    <style:style style:name="P32"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normal" officeooo:rsid="002eebf0" officeooo:paragraph-rsid="002eebf0" style:text-blinking="false" fo:background-color="transparent" style:font-size-asian="12pt" style:font-size-complex="12pt"/>
    </style:style>
    <style:style style:name="P33"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bold" style:text-blinking="false" fo:background-color="transparent" style:font-size-asian="12pt" style:font-size-complex="12pt"/>
    </style:style>
    <style:style style:name="P34"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bold" officeooo:paragraph-rsid="0028d695" style:text-blinking="false" fo:background-color="transparent" style:font-size-asian="12pt" style:font-size-complex="12pt"/>
    </style:style>
    <style:style style:name="P35"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Bitstream Charter" fo:font-size="12pt" fo:font-style="normal" style:text-underline-style="none" fo:font-weight="bold" officeooo:paragraph-rsid="002fa7c0" style:text-blinking="false" fo:background-color="transparent" style:font-size-asian="12pt" style:font-size-complex="12pt"/>
    </style:style>
    <style:style style:name="T1" style:family="text">
      <style:text-properties fo:font-variant="normal" fo:text-transform="none" fo:color="#0000ff" style:text-line-through-style="none" style:text-line-through-type="none" style:font-name="Bitstream Charter"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2" style:family="text">
      <style:text-properties fo:font-variant="normal" fo:text-transform="none" fo:color="#0000ff" style:text-line-through-style="none" style:text-line-through-type="none"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3" style:family="text">
      <style:text-properties fo:font-variant="normal" fo:text-transform="none" fo:color="#0000ff" style:text-line-through-style="none" style:text-line-through-type="none" style:font-name="Bitstream Charter"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4" style:family="text">
      <style:text-properties fo:font-variant="normal" fo:text-transform="none" fo:color="#000000" style:text-line-through-style="none" style:text-line-through-type="none" style:font-name="Bitstream Charter" fo:font-size="12pt" style:text-underline-style="none" style:text-blinking="false" fo:background-color="transparent" loext:char-shading-value="0" style:font-size-asian="12pt" style:font-size-complex="12pt"/>
    </style:style>
    <style:style style:name="T5" style:family="text">
      <style:text-properties fo:font-variant="normal" fo:text-transform="none" fo:color="#000000" style:text-line-through-style="none" style:text-line-through-type="none" style:font-name="Bitstream Charter" fo:font-size="12pt" fo:font-style="normal" style:text-underline-style="none" fo:font-weight="bold" style:text-blinking="false" fo:background-color="transparent" loext:char-shading-value="0" style:font-size-asian="12pt" style:font-size-complex="12pt"/>
    </style:style>
    <style:style style:name="T6" style:family="text">
      <style:text-properties fo:font-variant="normal" fo:text-transform="none" fo:color="#000000" style:text-line-through-style="none" style:text-line-through-type="none" style:font-name="Bitstream Charter" fo:font-size="12pt" fo:font-style="normal" style:text-underline-style="none" fo:font-weight="bold" style:text-blinking="false" fo:background-color="transparent" loext:char-shading-value="0" style:font-size-asian="12pt" style:font-weight-asian="bold" style:font-size-complex="12pt" style:font-weight-complex="bold"/>
    </style:style>
    <style:style style:name="T7" style:family="text">
      <style:text-properties fo:font-variant="normal" fo:text-transform="none" fo:color="#000000" style:text-line-through-style="none" style:text-line-through-type="none" style:font-name="Bitstream Charter" fo:font-size="12pt" fo:font-style="normal" style:text-underline-style="none" fo:font-weight="bold" officeooo:rsid="00372264" style:text-blinking="false" fo:background-color="transparent" loext:char-shading-value="0" style:font-size-asian="12pt" style:font-weight-asian="bold" style:font-size-complex="12pt" style:font-weight-complex="bold"/>
    </style:style>
    <style:style style:name="T8" style:family="text">
      <style:text-properties fo:font-variant="normal" fo:text-transform="none" fo:color="#000000" style:text-line-through-style="none" style:text-line-through-type="none" fo:font-size="12pt" style:text-underline-style="none" style:text-blinking="false" fo:background-color="transparent" loext:char-shading-value="0" style:font-size-asian="12pt" style:font-size-complex="12pt"/>
    </style:style>
    <style:style style:name="T9"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font-size-asian="12pt" style:font-size-complex="12pt"/>
    </style:style>
    <style:style style:name="T10"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font-size-asian="12pt" style:font-weight-asian="bold" style:font-size-complex="12pt" style:font-weight-complex="bold"/>
    </style:style>
    <style:style style:name="T11" style:family="text">
      <style:text-properties fo:font-variant="normal" fo:text-transform="none" fo:color="#000000" style:text-line-through-style="none" style:text-line-through-type="none" fo:font-size="12pt" fo:font-style="normal" style:text-underline-style="none" fo:font-weight="bold" officeooo:rsid="00372264" style:text-blinking="false" fo:background-color="transparent" loext:char-shading-value="0" style:font-size-asian="12pt" style:font-weight-asian="bold" style:font-size-complex="12pt" style:font-weight-complex="bold"/>
    </style:style>
    <style:style style:name="T12" style:family="text">
      <style:text-properties fo:font-variant="normal" fo:text-transform="none" fo:color="#000000" style:text-line-through-style="none" style:text-line-through-type="none" style:font-name="Bitstream Charter" fo:font-size="12pt" style:text-underline-style="none" style:text-blinking="false" fo:background-color="transparent" loext:char-shading-value="0" style:font-size-asian="12pt" style:font-size-complex="12pt"/>
    </style:style>
    <style:style style:name="T13" style:family="text">
      <style:text-properties officeooo:rsid="0021090f"/>
    </style:style>
    <style:style style:name="T14" style:family="text">
      <style:text-properties officeooo:rsid="0028d695"/>
    </style:style>
    <style:style style:name="T15" style:family="text">
      <style:text-properties officeooo:rsid="002a2ca3"/>
    </style:style>
    <style:style style:name="T16" style:family="text">
      <style:text-properties officeooo:rsid="0032daec"/>
    </style:style>
    <style:style style:name="T17" style:family="text">
      <style:text-properties officeooo:rsid="003c2d26"/>
    </style:style>
    <style:style style:name="T18" style:family="text">
      <style:text-properties officeooo:rsid="003d1be4"/>
    </style:style>
    <style:style style:name="T19" style:family="text">
      <style:text-properties style:font-name="Bitstream Charter"/>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bookmark text:name="docs-internal-guid-213a3e93-3e60-1048-0e48-705d87a6e0a1"/>Alexander Simpson</text:p>
      <text:p text:style-name="P14">75 Isaac St Spring Hill, Brisbane, QLD 4000, Australia</text:p>
      <table:table table:name="Table1" table:style-name="Table1">
        <table:table-column table:style-name="Table1.A"/>
        <table:table-column table:style-name="Table1.B"/>
        <table:table-row>
          <table:table-cell table:style-name="Table1.A1" office:value-type="string">
            <text:p text:style-name="P24">Email:</text:p>
            <text:p text:style-name="P24">LinkedIn:</text:p>
            <text:p text:style-name="P29">Website:</text:p>
          </table:table-cell>
          <table:table-cell table:style-name="Table1.A1" office:value-type="string">
            <text:p text:style-name="P1"><text:a xlink:type="simple" xlink:href="mailto:alexsimpson@leet.cloud" text:style-name="Internet_20_link" text:visited-style-name="Visited_20_Internet_20_Link"><text:span text:style-name="T19">alexsimpson@leet.cloud</text:span></text:a></text:p>
            <text:p text:style-name="P1"><text:a xlink:type="simple" xlink:href="https://www.linkedin.com/in/alexander-simpson-35716189/" text:style-name="Internet_20_link" text:visited-style-name="Visited_20_Internet_20_Link"><text:span text:style-name="T1">https://www.linkedin.com/in/alexander-simpson-35716189/</text:span></text:a><text:span text:style-name="T4"> </text:span></text:p>
            <text:p text:style-name="P2"><text:a xlink:type="simple" xlink:href="http://www.leet.cloud/" text:style-name="Internet_20_link" text:visited-style-name="Visited_20_Internet_20_Link"><text:span text:style-name="T19">www.leet.cloud</text:span></text:a><text:span text:style-name="T4"> </text:span></text:p>
          </table:table-cell>
        </table:table-row>
      </table:table>
      <text:p text:style-name="P19">Professional Profile</text:p>
      <text:p text:style-name="P15">Alex is a passionate automation and public cloud expert who brings innovative and creative solutions to highly technical problems. Alex has over 7 years experience in a range of technologies and vendors, including AWS, Azure, Vmware, Cisco, HP, Dell, Linux, Windows and Google Compute. Alex has a strong business background with a Bachelors of Commerce degree he also has many up to date vendor certifications verifying his technical abilities. Alex has a history of sports coaching and sports leadership which have enabled him to build strong leadership characteristics. With strong interpersonal skills, solid business foundation and leading edge technical skills Alex is well suited for any I.T workplace.<text:line-break/><text:line-break/>Alex is qualified as a VMware Certified Professional (VCP6-DCV), AWS Certified Solutions Architect – Associate, Certified Developer - Associate, Certified SysOps Administrator - Associate and has a Bachelors of Commerce Degree.<text:line-break/><text:line-break/>Alex has advanced knowledge in PowerShell scripting, considerable Javascript and C# knowledge. He considers himself competent in bash, ruby, python, html, css, and is familiar with technologies such as chef, vagrant and puppet. He has used these considerable skills to automate CITEC's Vmware, Azure pack, AWS and Linux environments.</text:p>
      <text:p text:style-name="P20">Career Summary</text:p>
      <table:table table:name="Table6" table:style-name="Table6">
        <table:table-column table:style-name="Table6.A"/>
        <table:table-column table:style-name="Table6.B"/>
        <table:table-row>
          <table:table-cell table:style-name="Table6.A1" office:value-type="string">
            <text:p text:style-name="P34">201<text:span text:style-name="T15">7</text:span> – <text:span text:style-name="T15">Present</text:span></text:p>
          </table:table-cell>
          <table:table-cell table:style-name="Table6.A1" office:value-type="string">
            <text:p text:style-name="P34"><text:span text:style-name="T14">Cloud</text:span> Specialist, Cloud Services Team</text:p>
            <text:p text:style-name="P34">CITEC, Brisbane, Australia</text:p>
          </table:table-cell>
        </table:table-row>
      </table:table>
      <text:list xml:id="list5866482111728085030" text:style-name="L1">
        <text:list-item>
          <text:p text:style-name="P4">AWS Workspaces POC team lead. </text:p>
        </text:list-item>
        <text:list-item>
          <text:p text:style-name="P4">Consulting with agencies on AWS deployments.</text:p>
        </text:list-item>
        <text:list-item>
          <text:p text:style-name="P5">Desig<text:span text:style-name="T17">n</text:span>ing and implementing VMware Containers and photon OS</text:p>
        </text:list-item>
        <text:list-item>
          <text:p text:style-name="P5">Documenting best practices and procedures.</text:p>
        </text:list-item>
        <text:list-item>
          <text:p text:style-name="P6">Training new team members and guiding colleagues towards solutions to technical problems.</text:p>
        </text:list-item>
      </text:list>
      <table:table table:name="Table2" table:style-name="Table2">
        <table:table-column table:style-name="Table2.A"/>
        <table:table-column table:style-name="Table2.B"/>
        <table:table-row>
          <table:table-cell table:style-name="Table2.A1" office:value-type="string">
            <text:p text:style-name="P33">2014 – <text:span text:style-name="T14">2017</text:span></text:p>
          </table:table-cell>
          <table:table-cell table:style-name="Table2.A1" office:value-type="string">
            <text:p text:style-name="P33">Virtuali<text:span text:style-name="T14">s</text:span>ation Specialist, <text:span text:style-name="T14">Virtualisation</text:span> Team</text:p>
            <text:p text:style-name="P33">CITEC, Brisbane, Australia</text:p>
          </table:table-cell>
        </table:table-row>
      </table:table>
      <text:list xml:id="list232032976368090" text:continue-numbering="true" text:style-name="L1">
        <text:list-item>
          <text:p text:style-name="P8">Designing, building and implementing highly available VMware and Cloud based environments according to client’s needs.</text:p>
        </text:list-item>
        <text:list-item>
          <text:p text:style-name="P8">Proposing IT solutions to meet client’s needs through consultation.</text:p>
        </text:list-item>
        <text:list-item>
          <text:p text:style-name="P8">Leading client and technical contact for multiple government agencies.</text:p>
        </text:list-item>
        <text:list-item>
          <text:p text:style-name="P8"><text:soft-page-break/>Architecting upgrade paths for clients VMware and Trend Deep Security Micro environments. </text:p>
        </text:list-item>
        <text:list-item>
          <text:p text:style-name="P8">Training new team members and guiding colleagues towards solutions to technical problems.</text:p>
        </text:list-item>
        <text:list-item>
          <text:p text:style-name="P8">Documenting best practices and procedures.</text:p>
        </text:list-item>
        <text:list-item>
          <text:p text:style-name="P8">Management of maintenance of blades, enclosures and racks (physical infrastructure).</text:p>
        </text:list-item>
        <text:list-item>
          <text:p text:style-name="P8">Design of an advanced PowerShell scripting and reporting environment, combined with automation features for VMware infrastructure.</text:p>
        </text:list-item>
      </text:list>
      <table:table table:name="Table3" table:style-name="Table3">
        <table:table-column table:style-name="Table3.A"/>
        <table:table-column table:style-name="Table3.B"/>
        <table:table-row>
          <table:table-cell table:style-name="Table3.A1" office:value-type="string">
            <text:p text:style-name="P33">2013 – 2014</text:p>
          </table:table-cell>
          <table:table-cell table:style-name="Table3.A1" office:value-type="string">
            <text:p text:style-name="P33">Senior IT Systems Administrator, Microsoft Server Team, Tier 2</text:p>
            <text:p text:style-name="P33">CITEC, Brisbane, Australia</text:p>
          </table:table-cell>
        </table:table-row>
      </table:table>
      <text:list xml:id="list3609809558401733455" text:style-name="L2">
        <text:list-item>
          <text:p text:style-name="P9">Managing colleagues ITIL processes and procedures to ensure company standards are met.</text:p>
        </text:list-item>
        <text:list-item>
          <text:p text:style-name="P9">Providing 3rd level support for Microsoft server systems for a range of government clients.</text:p>
        </text:list-item>
        <text:list-item>
          <text:p text:style-name="P9">Advanced knowledge in PowerShell scripting for administrator and monitoring of servers.</text:p>
        </text:list-item>
        <text:list-item>
          <text:p text:style-name="P11">Ensuring CITEC’s SLA’s are met by colleagues for multiple government clients.</text:p>
        </text:list-item>
      </text:list>
      <table:table table:name="Table4" table:style-name="Table4">
        <table:table-column table:style-name="Table4.A"/>
        <table:table-column table:style-name="Table4.B"/>
        <table:table-row>
          <table:table-cell table:style-name="Table4.A1" office:value-type="string">
            <text:p text:style-name="P33">2012 – 2013</text:p>
          </table:table-cell>
          <table:table-cell table:style-name="Table4.A1" office:value-type="string">
            <text:p text:style-name="P33">IT Systems Administrator, Microsoft Server Team, Tier 2</text:p>
            <text:p text:style-name="P33">CITEC, Brisbane, Australia</text:p>
          </table:table-cell>
        </table:table-row>
      </table:table>
      <text:list xml:id="list6441166139896632450" text:style-name="L3">
        <text:list-item>
          <text:p text:style-name="P10">Managing ITIL processes and procedures, ensuring they're implemented across the board</text:p>
        </text:list-item>
        <text:list-item>
          <text:p text:style-name="P10">Providing 2nd level support for Microsoft server systems for a range of government clients.</text:p>
        </text:list-item>
        <text:list-item>
          <text:p text:style-name="P10">PowerShell scripting for automation, administration and monitoring of servers.</text:p>
        </text:list-item>
        <text:list-item>
          <text:p text:style-name="P12">Managing Active Directory administration and running, troubleshooting and fixing backup failures</text:p>
        </text:list-item>
      </text:list>
      <text:p text:style-name="P7"/>
      <text:p text:style-name="P21">Education and Qualifications</text:p>
      <table:table table:name="Table7" table:style-name="Table7">
        <table:table-column table:style-name="Table7.A"/>
        <table:table-column table:style-name="Table7.B"/>
        <table:table-row>
          <table:table-cell table:style-name="Table7.A1" office:value-type="string">
            <text:p text:style-name="P33">[TBC]:</text:p>
          </table:table-cell>
          <table:table-cell table:style-name="Table7.A1" office:value-type="string">
            <text:p text:style-name="P30">AWS-<text:span text:style-name="T18">D</text:span>O-<text:span text:style-name="T18">P</text:span> (AWS <text:span text:style-name="T18">DevOps Professional</text:span>) (Currently Studying)</text:p>
          </table:table-cell>
        </table:table-row>
      </table:table>
      <table:table table:name="Table8" table:style-name="Table8">
        <table:table-column table:style-name="Table8.A"/>
        <table:table-column table:style-name="Table8.B"/>
        <table:table-row>
          <table:table-cell table:style-name="Table8.A1" office:value-type="string">
            <text:p text:style-name="P35">Bachelor of Commerce:</text:p>
          </table:table-cell>
          <table:table-cell table:style-name="Table8.A1" office:value-type="string">
            <text:p text:style-name="P25">Majors in Management and Management Science</text:p>
            <text:p text:style-name="P25">Canterbury University, Christchurch, 2010</text:p>
          </table:table-cell>
        </table:table-row>
        <table:table-row>
          <table:table-cell table:style-name="Table8.A1" office:value-type="string">
            <text:p text:style-name="P33">Certificates:</text:p>
          </table:table-cell>
          <table:table-cell table:style-name="Table8.A1" office:value-type="string">
            <text:p text:style-name="P24">VCP6-DCV – 2017 (VMware Certified Professional, Data Center Virtualization)</text:p>
            <text:p text:style-name="P31">AWS-SO-A (AWS Sys Ops Administrator) </text:p>
            <text:p text:style-name="P26"><text:span text:style-name="T13">AWS-SA-A – 2017 (</text:span>AWS Solutions Architect Associate<text:span text:style-name="T13">)</text:span></text:p>
            <text:p text:style-name="P32">AWS-DV-A – <text:span text:style-name="T16">2017 </text:span>(AWS Certified Developer Associate)</text:p>
            <text:p text:style-name="P27">Microsoft Advanced PowerShell – 2015</text:p>
          </table:table-cell>
        </table:table-row>
      </table:table>
      <text:p text:style-name="P20"/>
      <text:p text:style-name="P20"><text:soft-page-break/></text:p>
      <text:p text:style-name="P20">Key IT Skills</text:p>
      <table:table table:name="Table13" table:style-name="Table13">
        <table:table-column table:style-name="Table13.A"/>
        <table:table-column table:style-name="Table13.B"/>
        <table:table-row>
          <table:table-cell table:style-name="Table13.A1" office:value-type="string">
            <text:list xml:id="list2800255835339962217" text:style-name="L4">
              <text:list-item>
                <text:p text:style-name="P22">VMware Data Center Virtualization </text:p>
              </text:list-item>
              <text:list-item>
                <text:p text:style-name="P22">PowerShell, Windows Server 2008, 2012 &amp; 2016</text:p>
              </text:list-item>
              <text:list-item>
                <text:p text:style-name="P22">Desktop level support for Windows 10 + 7</text:p>
              </text:list-item>
              <text:list-item>
                <text:p text:style-name="P22">1st, 2nd and 3rd level help desk support</text:p>
              </text:list-item>
              <text:list-item>
                <text:p text:style-name="P22">Basic datacenter maintenance</text:p>
              </text:list-item>
              <text:list-item>
                <text:p text:style-name="P22">Trend Deep Security Micro</text:p>
              </text:list-item>
            </text:list>
          </table:table-cell>
          <table:table-cell table:style-name="Table13.B1" office:value-type="string">
            <text:list xml:id="list8880838992559296159" text:style-name="L5">
              <text:list-item>
                <text:p text:style-name="P23">CentOS/Redhat/Ubuntu OS's</text:p>
              </text:list-item>
              <text:list-item>
                <text:p text:style-name="P23">Troubleshooting backups and monitoring software</text:p>
              </text:list-item>
              <text:list-item>
                <text:p text:style-name="P23">Microsoft Office packages</text:p>
              </text:list-item>
              <text:list-item>
                <text:p text:style-name="P23">HP systems insight manager</text:p>
              </text:list-item>
              <text:list-item>
                <text:p text:style-name="P23">JavaScript</text:p>
              </text:list-item>
              <text:list-item>
                <text:p text:style-name="P23">C#</text:p>
              </text:list-item>
            </text:list>
          </table:table-cell>
        </table:table-row>
      </table:table>
      <text:p text:style-name="P3"/>
      <text:p text:style-name="P20">Interests and Activities</text:p>
      <table:table table:name="Table14" table:style-name="Table14">
        <table:table-column table:style-name="Table14.A"/>
        <table:table-column table:style-name="Table14.B"/>
        <table:table-row>
          <table:table-cell table:style-name="Table14.A1" office:value-type="string">
            <text:p text:style-name="P33">Currently include:</text:p>
          </table:table-cell>
          <table:table-cell table:style-name="Table14.A1" office:value-type="string">
            <text:p text:style-name="P28">Rugby, Coaching, Sport, Classic Cars, Science, Astronomy, Philosophy, Public Cloud Architecture, C# game development (Unity)</text:p>
          </table:table-cell>
        </table:table-row>
      </table:table>
      <text:p text:style-name="P16"/>
      <text:p text:style-name="P18"/>
      <text:p text:style-name="P17"><text:span text:style-name="T9">Referee</text:span><text:span text:style-name="T10">s </text:span><text:span text:style-name="T11">available on request.</text:span></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ource Sans Pro" svg:font-family="'Source Sans Pro', Helvetica, Arial, sans-serif, 'Hiragino Kaku Gothic Pro', Meiryo, 'Hiragino Sans GB W3', 'Noto Naskh Arabic', 'Droid Arabic Naskh', 'Geeza Pro', 'Simplified Arabic', 'Noto Sans Thai', Thonburi, Dokchampa, 'Droid Sans Thai', 'Droid Sans Fallback', apple-system, .SFNSDisplay-Regular, 'Heiti SC', 'Microsoft Yahei', 'Segoe UI'"/>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5T16:51:47.332504274</meta:creation-date>
    <dc:date>2017-08-25T23:20:30.888140737</dc:date>
    <meta:editing-duration>PT57M3S</meta:editing-duration>
    <meta:editing-cycles>39</meta:editing-cycles>
    <meta:generator>LibreOffice/5.1.6.2$Linux_X86_64 LibreOffice_project/10m0$Build-2</meta:generator>
    <meta:document-statistic meta:table-count="9" meta:image-count="0" meta:object-count="0" meta:page-count="3" meta:paragraph-count="73" meta:word-count="634" meta:character-count="4533" meta:non-whitespace-character-count="3988"/>
  </office:meta>
</office:document-meta>
</file>